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TagSupport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TagSupport.getReque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arTagSupport.setVariabl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TagSupport.get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TagSupport.get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agSupport.setVar( String 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TagSupport.getVariable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rTagSupport.removeVariabl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rTagSuppor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